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8900000113A38A2ECDADF8C890.png" manifest:media-type="image/png"/>
  <manifest:file-entry manifest:full-path="Pictures/1000000000000482000001187861745331290843.png" manifest:media-type="image/png"/>
  <manifest:file-entry manifest:full-path="Pictures/10000000000004840000011957530CC10264870F.png" manifest:media-type="image/png"/>
  <manifest:file-entry manifest:full-path="Pictures/10000000000004890000011919ED08F8189746C5.png" manifest:media-type="image/png"/>
  <manifest:file-entry manifest:full-path="Pictures/100000000000048100000119F09E7A0C94A8E266.png" manifest:media-type="image/png"/>
  <manifest:file-entry manifest:full-path="Pictures/1000000000000481000001063C3859F85C3D28B2.png" manifest:media-type="image/png"/>
  <manifest:file-entry manifest:full-path="Pictures/100000000000048600000115AF6FDCB484062F99.png" manifest:media-type="image/png"/>
  <manifest:file-entry manifest:full-path="Pictures/100000000000048D00000119E629CC8E2DF047CD.png" manifest:media-type="image/png"/>
  <manifest:file-entry manifest:full-path="Pictures/100000000000048A00000105284FD338A3FD3018.png" manifest:media-type="image/png"/>
  <manifest:file-entry manifest:full-path="Pictures/1000000000000485000001199CBB7E1D25C5057E.png" manifest:media-type="image/png"/>
  <manifest:file-entry manifest:full-path="Pictures/1000000000000489000001159F641767F012F6B4.png" manifest:media-type="image/png"/>
  <manifest:file-entry manifest:full-path="Pictures/100000000000048600000116764DB9870D8F96A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465e5" officeooo:paragraph-rsid="002465e5"/>
    </style:style>
    <style:style style:name="T1" style:family="text">
      <style:text-properties officeooo:rsid="0024e3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dito Jesús <text:span text:style-name="T1">(MIDI Sergio Gutierrez) </text:span>– Matrí<text:span text:style-name="T1">z</text:span> de Percusión, Rosegarden </text:p>
      <text:p text:style-name="Standard"><draw:frame draw:style-name="fr1" draw:name="Imagen1" text:anchor-type="paragraph" svg:width="18.461cm" svg:height="4.498cm" draw:z-index="0"><draw:image xlink:href="Pictures/100000000000048100000119F09E7A0C94A8E266.png" xlink:type="simple" xlink:show="embed" xlink:actuate="onLoad"/></draw:frame></text:p>
      <text:p text:style-name="Standard"><draw:frame draw:style-name="fr1" draw:name="Imagen2" text:anchor-type="paragraph" svg:width="18.461cm" svg:height="4.468cm" draw:z-index="1"><draw:image xlink:href="Pictures/10000000000004890000011919ED08F8189746C5.png" xlink:type="simple" xlink:show="embed" xlink:actuate="onLoad"/></draw:frame></text:p>
      <text:p text:style-name="Standard"><draw:frame draw:style-name="fr1" draw:name="Imagen3" text:anchor-type="paragraph" svg:width="18.461cm" svg:height="4.487cm" draw:z-index="2"><draw:image xlink:href="Pictures/10000000000004840000011957530CC10264870F.png" xlink:type="simple" xlink:show="embed" xlink:actuate="onLoad"/></draw:frame></text:p>
      <text:p text:style-name="Standard"><draw:frame draw:style-name="fr1" draw:name="Imagen4" text:anchor-type="paragraph" svg:width="18.461cm" svg:height="4.479cm" draw:z-index="3"><draw:image xlink:href="Pictures/1000000000000482000001187861745331290843.png" xlink:type="simple" xlink:show="embed" xlink:actuate="onLoad"/></draw:frame></text:p>
      <text:p text:style-name="Standard"><draw:frame draw:style-name="fr1" draw:name="Imagen5" text:anchor-type="paragraph" svg:width="18.461cm" svg:height="4.452cm" draw:z-index="4"><draw:image xlink:href="Pictures/100000000000048D00000119E629CC8E2DF047CD.png" xlink:type="simple" xlink:show="embed" xlink:actuate="onLoad"/></draw:frame></text:p>
      <text:p text:style-name="Standard"/>
      <text:p text:style-name="Standard"/>
      <text:p text:style-name="Standard"><draw:frame draw:style-name="fr2" draw:name="Imagen6" text:anchor-type="paragraph" svg:x="0.048cm" svg:y="0.483cm" svg:width="18.461cm" svg:height="4.145cm" draw:z-index="5"><draw:image xlink:href="Pictures/100000000000048A00000105284FD338A3FD3018.png" xlink:type="simple" xlink:show="embed" xlink:actuate="onLoad"/></draw:frame><text:soft-page-break/></text:p>
      <text:p text:style-name="Standard"><draw:frame draw:style-name="fr1" draw:name="Imagen7" text:anchor-type="paragraph" svg:width="18.461cm" svg:height="4.195cm" draw:z-index="6"><draw:image xlink:href="Pictures/1000000000000481000001063C3859F85C3D28B2.png" xlink:type="simple" xlink:show="embed" xlink:actuate="onLoad"/></draw:frame></text:p>
      <text:p text:style-name="Standard"><draw:frame draw:style-name="fr1" draw:name="Imagen8" text:anchor-type="paragraph" svg:width="18.461cm" svg:height="4.482cm" draw:z-index="7"><draw:image xlink:href="Pictures/1000000000000485000001199CBB7E1D25C5057E.png" xlink:type="simple" xlink:show="embed" xlink:actuate="onLoad"/></draw:frame></text:p>
      <text:p text:style-name="Standard"><draw:frame draw:style-name="fr1" draw:name="Imagen9" text:anchor-type="paragraph" svg:width="18.461cm" svg:height="4.404cm" draw:z-index="8"><draw:image xlink:href="Pictures/1000000000000489000001159F641767F012F6B4.png" xlink:type="simple" xlink:show="embed" xlink:actuate="onLoad"/></draw:frame></text:p>
      <text:p text:style-name="Standard"><draw:frame draw:style-name="fr1" draw:name="Imagen10" text:anchor-type="paragraph" svg:width="18.461cm" svg:height="4.431cm" draw:z-index="9"><draw:image xlink:href="Pictures/100000000000048600000116764DB9870D8F96A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1" text:anchor-type="paragraph" svg:x="-0.032cm" svg:y="0cm" svg:width="18.461cm" svg:height="4.415cm" draw:z-index="10"><draw:image xlink:href="Pictures/100000000000048600000115AF6FDCB484062F99.png" xlink:type="simple" xlink:show="embed" xlink:actuate="onLoad"/></draw:frame><text:soft-page-break/></text:p>
      <text:p text:style-name="Standard"><draw:frame draw:style-name="fr1" draw:name="Imagen12" text:anchor-type="paragraph" svg:width="18.461cm" svg:height="4.373cm" draw:z-index="11"><draw:image xlink:href="Pictures/100000000000048900000113A38A2ECDADF8C8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hín </meta:initial-creator>
    <meta:creation-date>2016-03-29T09:31:02.180234204</meta:creation-date>
    <dc:date>2016-03-29T09:58:53.245974096</dc:date>
    <dc:creator>Wachín </dc:creator>
    <meta:editing-duration>PT27M48S</meta:editing-duration>
    <meta:editing-cycles>9</meta:editing-cycles>
    <meta:generator>LibreOffice/5.0.5.2$Linux_x86 LibreOffice_project/00m0$Build-2</meta:generator>
    <meta:document-statistic meta:table-count="0" meta:image-count="12" meta:object-count="0" meta:page-count="3" meta:paragraph-count="1" meta:word-count="9" meta:character-count="72" meta:non-whitespace-character-count="62"/>
  </office:meta>
</office:document-meta>
</file>